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9B0000006D4097B0C20.png" manifest:media-type="image/png"/>
  <manifest:file-entry manifest:full-path="Thumbnails/" manifest:media-type=""/>
  <manifest:file-entry manifest:full-path="Thumbnails/thumbnail.png" manifest:media-type=""/>
  <manifest:file-entry manifest:full-path="/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Parisienne" svg:font-family="Parisienne" style:font-pitch="variable"/>
    <style:font-face style:name="Parisienne1" svg:font-family="Parisienne" style:font-adornments="Regular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Parisienne" fo:font-style="normal" fo:font-weight="normal" ns42:rsid="00120e98" ns42:paragraph-rsid="00120e98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Bold">Milý Rostislave,</text:p>
      <text:p text:style-name="Normal">V tomto světě, kde se naše cesty neustále prolínají pod ochranou stejného zvěrokruhu, hluboko věřím, že sdílet znamení Střelce je jako chodit vedle sebe po magické stezce nekonečných možností a dobrodružství. Naše spojení, ozářené světlem archanděla Jeremiela, přináší nejen sílu myšlenek, ale i vzájemnou inspiraci, aby každý krok na této cestě byl odvážným skokem k naplnění našich snů. Nechť tento Valentýn povzbudí naše srdce k ještě větším cílům, připomenme si, že sdílet zvěrokruh znamená být spolu na cestě plné optimismu, lásky a nekonečných možností. Ať nás spojuje nejen to, co máme společné pod nebem, ale i vše krásné, co nás čeká vpředu. Hodně štěstí, dobrodružství a především lásky na této společné cestě, která je před námi.</text:p>
      <text:p text:style-name="Normal">S láskou a nadějí v srdci, které bije ve shodě s tvým, nechť tento den přinese nejen oslavu naší vzájemné síly a unikátního propojení, ale také jiskru, která rozsvítí další stránky naší společné pouti.</text:p>
      <text:p text:style-name="P1"><draw:frame draw:style-name="fr1" draw:name="Image1" text:anchor-type="char" svg:x="-0.9563in" svg:y="-0.9681in" svg:width="8.2264in" svg:height="5.798in" draw:z-index="0"><draw:image xlink:href="Pictures/10000000000009B0000006D4097B0C2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Parisienne" svg:font-family="Parisienne" style:font-pitch="variable"/>
    <style:font-face style:name="Parisienne1" svg:font-family="Parisienne" style:font-adornments="Regular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2in" fo:margin-bottom="0in" style:contextual-spacing="false" fo:text-align="justify" style:justify-single-word="false"/>
      <style:text-properties style:font-name="Parisienne1" fo:font-family="Parisienne" style:font-style-name="Regular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  <style:style style:name="Normal" style:family="text" style:display-name="Normal">
      <style:text-properties fo:font-weight="normal" fo:font-family="Parisienne"/>
    </style:style>
    <style:style style:name="Bold" style:family="paragraph" style:display-name="Bold">
      <style:text-properties fo:font-weight="bold" fo:font-family="Parisienne"/>
    </style:style>
  </office:styles>
  <office:automatic-styles>
    <style:page-layout style:name="Mpm1">
      <style:page-layout-properties fo:page-width="8.2701in" fo:page-height="5.8299in" style:num-format="1" style:print-orientation="landscape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meta>
    <meta:creation-date>2024-02-13T12:10:08.813312991</meta:creation-date>
    <dc:date>2024-02-13T16:10:33.366772112</dc:date>
    <meta:editing-duration>PT36M</meta:editing-duration>
    <meta:editing-cycles>8</meta:editing-cycles>
    <meta:document-statistic meta:table-count="0" meta:image-count="1" meta:object-count="0" meta:page-count="1" meta:paragraph-count="0" meta:word-count="0" meta:character-count="0" meta:non-whitespace-character-count="0"/>
    <meta:generator>ODFPY/1.4.1</meta:generator>
  </office:meta>
</office:document-meta>
</file>